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2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3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RUJILLO GAMARRA, JHON BRAYA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AMARRA CLAYSEN, WIMBER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75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7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50051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5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2T21:05:0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